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Group1">
      <style:graphic-properties draw:textarea-vertical-align="middle" draw:auto-grow-height="false"/>
    </style:style>
    <style:style style:name="gr2" style:family="graphic" style:parent-style-name="Group2">
      <style:graphic-properties draw:textarea-vertical-align="middle" draw:auto-grow-height="false"/>
    </style:style>
    <style:style style:name="gr3" style:family="graphic" style:parent-style-name="Group3">
      <style:graphic-properties draw:textarea-vertical-align="middle" draw:auto-grow-height="false"/>
    </style:style>
    <style:style style:name="gr4" style:family="graphic" style:parent-style-name="Part1">
      <style:graphic-properties draw:textarea-vertical-align="middle" draw:auto-grow-height="false"/>
    </style:style>
    <style:style style:name="gr5" style:family="graphic" style:parent-style-name="Part2">
      <style:graphic-properties draw:textarea-vertical-align="middle" draw:auto-grow-height="false"/>
    </style:style>
    <style:style style:name="gr6" style:family="graphic" style:parent-style-name="Part3">
      <style:graphic-properties draw:textarea-vertical-align="middle" draw:auto-grow-height="false"/>
    </style:style>
    <style:style style:name="gr7" style:family="graphic" style:parent-style-name="Dependency_20_Line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97cm" svg:height="3.048cm" svg:x="0.408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19cm" svg:height="12.319cm" svg:x="2.159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715cm" svg:height="8.255cm" svg:x="0.181cm" svg:y="3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1" draw:id="id1" draw:layer="layout" svg:width="3.175cm" svg:height="1.397cm" svg:x="1.778cm" svg:y="0.762cm">
          <text:p>۱:مقدمه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2.921cm" svg:height="1.397cm" svg:x="7.112cm" svg:y="0.889cm">
          <text:p text:style-name="P1">۲:نص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556cm" svg:height="1.397cm" svg:x="11.811cm" svg:y="0.762cm">
          <text:p text:style-name="P1">۳:استفاده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318cm" svg:height="1.397cm" svg:x="11.284cm" svg:y="3.71cm">
          <text:p text:style-name="P1">۴:بسته‌های ویژه</text:p>
          <draw:enhanced-geometry svg:viewBox="0 0 21600 21600" draw:path-stretchpoint-x="10800" draw:path-stretchpoint-y="10800" draw:text-areas="?f3 ?f4 ?f5 ?f6" draw:type="round-rectangle" draw:modifiers="4650.64377682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.445cm" svg:height="1.143cm" svg:x="7.525cm" svg:y="5.588cm">
          <text:p text:style-name="P1">۵:ایجاد فهرس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4.064cm" svg:height="1.143cm" svg:x="7.906cm" svg:y="7.172cm">
          <text:p text:style-name="P1">۶:بخش بند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5.461cm" svg:height="1.143cm" svg:x="6.509cm" svg:y="8.756cm">
          <text:p text:style-name="P1">۷:فرمول نویس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5.207cm" svg:height="1.143cm" svg:x="6.763cm" svg:y="10.34cm">
          <text:p text:style-name="P1">۸:گراف و نمودا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5.588cm" svg:height="1.143cm" svg:x="6.382cm" svg:y="11.924cm">
          <text:p text:style-name="P1">۹:پیش پردازنده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3" draw:id="id13" draw:layer="layout" svg:width="8.255cm" svg:height="1.143cm" svg:x="3.715cm" svg:y="13.508cm">
          <text:p text:style-name="P1">۱۰:ساختارهای مستند نویس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4.826cm" svg:height="1.524cm" svg:x="0.635cm" svg:y="4.318cm">
          <text:p text:style-name="P1">۱۱:چطور و کج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5.334cm" svg:height="1.524cm" svg:x="0.508cm" svg:y="6.985cm">
          <text:p text:style-name="P1">۱۲:استاندارهای C</text:p>
          <draw:enhanced-geometry svg:viewBox="0 0 21600 21600" draw:path-stretchpoint-x="10800" draw:path-stretchpoint-y="10800" draw:text-areas="?f3 ?f4 ?f5 ?f6" draw:type="round-rectangle" draw:modifiers="5651.4098360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4.953cm" svg:height="1.524cm" svg:x="0.519cm" svg:y="9.779cm">
          <text:p text:style-name="P1">۱۳:خودکارساز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4.953cm" svg:y1="1.46cm" svg:x2="7.112cm" svg:y2="1.587cm" draw:start-shape="id1" draw:end-shape="id2" svg:d="m4953 1460c1618 0 539 127 2159 127" svg:viewBox="0 0 2160 128">
          <text:p/>
        </draw:connector>
        <draw:connector draw:style-name="gr7" draw:text-style-name="P1" draw:layer="layout" draw:type="curve" svg:x1="10.033cm" svg:y1="1.587cm" svg:x2="13.589cm" svg:y2="0.762cm" draw:start-shape="id2" draw:start-glue-point="1" draw:end-shape="id3" draw:end-glue-point="0" svg:d="m10033 1587c1333 0 1111-664 1666-1058s1890-520 1890 233" svg:viewBox="0 0 3557 1374">
          <text:p/>
        </draw:connector>
        <draw:connector draw:style-name="gr7" draw:text-style-name="P1" draw:layer="layout" draw:type="curve" svg:x1="13.589cm" svg:y1="2.159cm" svg:x2="13.443cm" svg:y2="3.71cm" draw:start-shape="id3" draw:end-shape="id4" draw:end-glue-point="0" svg:d="m13589 2159c0 1164-146 389-146 1551" svg:viewBox="0 0 147 1552">
          <text:p/>
        </draw:connector>
        <draw:connector draw:style-name="gr7" draw:text-style-name="P1" draw:layer="layout" draw:type="curve" draw:line-skew="1.102cm" svg:x1="11.284cm" svg:y1="4.408cm" svg:x2="3.048cm" svg:y2="4.318cm" draw:start-shape="id4" draw:start-glue-point="3" draw:end-shape="id5" draw:end-glue-point="0" svg:d="m11284 4408c-2712 0-2260-296-3641-506s-4595-335-4595 416" svg:viewBox="0 0 8237 668">
          <text:p/>
        </draw:connector>
        <draw:connector draw:style-name="gr7" draw:text-style-name="P1" draw:layer="layout" draw:type="curve" svg:x1="13.443cm" svg:y1="5.107cm" svg:x2="11.97cm" svg:y2="7.743cm" draw:start-shape="id4" draw:end-shape="id6" draw:end-glue-point="1" svg:d="m13443 5107c0 1758-491 2636-1473 2636" svg:viewBox="0 0 1474 2637">
          <text:p/>
        </draw:connector>
        <draw:connector draw:style-name="gr7" draw:text-style-name="P1" draw:layer="layout" draw:type="curve" svg:x1="13.443cm" svg:y1="5.107cm" svg:x2="11.97cm" svg:y2="6.159cm" draw:start-shape="id4" draw:end-shape="id7" draw:end-glue-point="1" svg:d="m13443 5107c0 702-491 1052-1473 1052" svg:viewBox="0 0 1474 1053">
          <text:p/>
        </draw:connector>
        <draw:connector draw:style-name="gr7" draw:text-style-name="P1" draw:layer="layout" draw:type="curve" svg:x1="13.443cm" svg:y1="5.107cm" svg:x2="11.97cm" svg:y2="9.327cm" draw:start-shape="id4" draw:start-glue-point="2" draw:end-shape="id8" draw:end-glue-point="1" svg:d="m13443 5107c0 2814-491 4220-1473 4220" svg:viewBox="0 0 1474 4221">
          <text:p/>
        </draw:connector>
        <draw:connector draw:style-name="gr7" draw:text-style-name="P1" draw:layer="layout" draw:type="curve" svg:x1="3.048cm" svg:y1="5.842cm" svg:x2="3.175cm" svg:y2="6.985cm" draw:start-shape="id5" draw:start-glue-point="2" draw:end-shape="id9" draw:end-glue-point="0" svg:d="m3048 5842c0 858 127 287 127 1143" svg:viewBox="0 0 128 1144">
          <text:p/>
        </draw:connector>
        <draw:connector draw:style-name="gr7" draw:text-style-name="P1" draw:layer="layout" draw:type="curve" svg:x1="3.175cm" svg:y1="8.509cm" svg:x2="2.995cm" svg:y2="9.779cm" draw:start-shape="id9" draw:start-glue-point="2" draw:end-shape="id10" draw:end-glue-point="0" svg:d="m3175 8509c0 954-180 319-180 1270" svg:viewBox="0 0 181 1271">
          <text:p/>
        </draw:connector>
        <draw:connector draw:style-name="gr7" draw:text-style-name="P1" draw:layer="layout" draw:type="curve" svg:x1="13.443cm" svg:y1="5.107cm" svg:x2="11.97cm" svg:y2="10.911cm" draw:start-shape="id4" draw:end-shape="id11" draw:end-glue-point="1" svg:d="m13443 5107c0 3870-491 5804-1473 5804" svg:viewBox="0 0 1474 5805">
          <text:p/>
        </draw:connector>
        <draw:connector draw:style-name="gr7" draw:text-style-name="P1" draw:layer="layout" draw:type="curve" svg:x1="13.443cm" svg:y1="5.107cm" svg:x2="11.97cm" svg:y2="12.495cm" draw:start-shape="id4" draw:start-glue-point="2" draw:end-shape="id12" draw:end-glue-point="1" svg:d="m13443 5107c0 4926-491 7388-1473 7388" svg:viewBox="0 0 1474 7389">
          <text:p/>
        </draw:connector>
        <draw:connector draw:style-name="gr7" draw:text-style-name="P1" draw:layer="layout" draw:type="curve" svg:x1="13.443cm" svg:y1="5.107cm" svg:x2="11.97cm" svg:y2="14.079cm" draw:start-shape="id4" draw:end-shape="id13" draw:end-glue-point="1" svg:d="m13443 5107c0 5982-491 8972-1473 8972" svg:viewBox="0 0 1474 8973">
          <text:p/>
        </draw:connector>
        <draw:connector draw:style-name="gr7" draw:text-style-name="P1" draw:layer="layout" draw:type="curve" svg:x1="7.906cm" svg:y1="7.743cm" svg:x2="5.461cm" svg:y2="5.08cm" draw:start-shape="id6" draw:start-glue-point="3" draw:end-shape="id5" draw:end-glue-point="1" svg:d="m7906 7743c-1833 0-611-2663-2445-2663" svg:viewBox="0 0 2446 2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dash" draw:stroke-dash="Ultrafine_20_2_20_Dots_20_3_20_Dashes" svg:stroke-width="0cm" svg:stroke-color="#000000" draw:marker-start="Arrow" draw:marker-start-width="0.483cm" draw:marker-start-center="false" draw:marker-end-width="0.076cm" draw:stroke-linejoin="miter" draw:fill-gradient-name="Gradient_20_7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t1" style:family="graphic" style:parent-style-name="standard">
      <style:graphic-properties draw:stroke-dash="Dash_20_2" draw:fill="hatch" draw:fill-gradient-name="Gradient_20_7" draw:fill-hatch-name="Black_20_45_20_Degrees" draw:fill-hatch-solid="false" draw:fill-image-name="Bitmape_20_1" draw:opacity-name="Transparency_20_1" draw:fill-image-width="0cm" draw:fill-image-height="0cm" draw:shadow-offset-x="0.203cm" draw:shadow-offset-y="0.203cm"/>
      <style:paragraph-properties fo:text-align="center"/>
      <style:text-properties style:font-family-complex="'B Nazanin'" style:font-style-name-complex="Regular" style:font-pitch-complex="variable"/>
    </style:style>
    <style:style style:name="Part2" style:family="graphic" style:parent-style-name="standard">
      <style:graphic-properties draw:stroke="none" draw:stroke-dash="Dash_20_2" draw:fill="solid" draw:fill-color="#ffffff" draw:fill-gradient-name="Gradient_20_8" draw:fill-hatch-name="Hatching_20_1" draw:fill-image-name="Bitmape_20_1" draw:opacity="100%" draw:fill-image-width="0cm" draw:fill-image-height="0cm" draw:shadow-offset-x="0.203cm" draw:shadow-offset-y="0.203cm" draw:shadow-opacity="100%"/>
      <style:text-properties style:font-family-complex="'B Nazaniin'" style:font-style-name-complex="Regular"/>
    </style:style>
    <style:style style:name="Part3" style:family="graphic" style:parent-style-name="standard">
      <style:graphic-properties draw:stroke-dash="Dash_20_2" draw:fill="gradient" draw:fill-gradient-name="Gradient_20_1" draw:gradient-step-count="64" draw:fill-hatch-name="Hatching_20_1" draw:fill-image-name="Bitmape_20_1" draw:opacity="50%" draw:fill-image-width="0cm" draw:fill-image-height="0cm" draw:shadow-offset-x="0.203cm" draw:shadow-offset-y="0.203cm" draw:shadow-opacity="50%"/>
      <style:paragraph-properties fo:text-align="center"/>
      <style:text-properties style:font-family-complex="'B Nazanin'" style:font-style-name-complex="Regular" style:font-pitch-complex="variable"/>
    </style:style>
    <style:style style:name="Dependency_20_Line" style:display-name="Dependency Line" style:family="graphic" style:parent-style-name="measure">
      <style:graphic-properties draw:stroke-dash="Dash_20_2" draw:marker-start-center="true" draw:marker-end-center="true" draw:stroke-linejoin="bevel" draw:fill-gradient-name="Gradient_20_7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Group1" style:family="graphic" style:parent-style-name="standard">
      <style:graphic-properties draw:stroke="dash" draw:stroke-dash="Fine_20_Dashed" svg:stroke-color="#000000" svg:stroke-opacity="50%" draw:fill-color="#e6e6e6" draw:fill-gradient-name="Gradient_20_7" draw:fill-hatch-name="Hatching_20_1" draw:fill-image-name="Bitmape_20_1" draw:opacity="30%" draw:fill-image-width="0cm" draw:fill-image-height="0cm" draw:shadow-opacity="30%"/>
    </style:style>
    <style:style style:name="Group2" style:family="graphic" style:parent-style-name="standard">
      <style:graphic-properties draw:stroke="dash" draw:stroke-dash="Fine_20_Dashed" svg:stroke-color="#000000" svg:stroke-opacity="50%" draw:fill-color="#cccccc" draw:fill-gradient-name="Gradient_20_7" draw:fill-hatch-name="Hatching_20_1" draw:fill-image-name="Bitmape_20_1" draw:opacity="30%" draw:fill-image-width="0cm" draw:fill-image-height="0cm" draw:shadow-opacity="30%"/>
    </style:style>
    <style:style style:name="Group3" style:family="graphic" style:parent-style-name="standard">
      <style:graphic-properties draw:stroke="dash" draw:stroke-dash="Fine_20_Dashed" svg:stroke-color="#000000" draw:fill-color="#b3b3b3" draw:fill-gradient-name="Gradient_20_7" draw:fill-hatch-name="Hatching_20_1" draw:fill-image-name="Bitmape_20_1" draw:opacity="30%" draw:fill-image-width="0cm" draw:fill-image-height="0cm" draw:shadow-opacity="30%"/>
    </style:style>
  </office:styles>
  <office:automatic-styles>
    <style:page-layout style:name="PM0">
      <style:page-layout-properties fo:margin-top="0cm" fo:margin-bottom="0cm" fo:margin-left="0cm" fo:margin-right="0cm" fo:page-width="16.205cm" fo:page-height="15.3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01T22:13:30</meta:creation-date>
    <dc:date>2013-09-15T10:00:52</dc:date>
    <meta:editing-duration>PT55M28S</meta:editing-duration>
    <meta:editing-cycles>5</meta:editing-cycles>
    <meta:generator>LibreOffice/3.6$Linux_X86_64 LibreOffice_project/360m1$Build-304</meta:generator>
    <meta:document-statistic meta:object-count="29"/>
  </office:meta>
</office:document-meta>
</file>